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family="paragraph">
      <style:paragraph-properties fo:border="0.0104in solid #000000" fo:padding="0.0138in" style:shadow="none"/>
    </style:style>
    <style:style style:name="P2" style:parent-style-name="Normál" style:master-page-name="MP0" style:family="paragraph">
      <style:paragraph-properties fo:break-before="page"/>
    </style:style>
    <style:style style:name="F3" style:parent-style-name="a0" style:family="graphic">
      <style:graphic-properties style:wrap="parallel" draw:stroke="none" draw:fill="none" fo:border="none" fo:padding="0in" style:shadow="none" fo:margin-left="0.0986in" fo:margin-right="0.0986in" style:vertical-rel="paragraph" style:horizontal-rel="page" style:horizontal-pos="from-left" style:vertical-pos="from-top" style:writing-mode="lr-tb"/>
    </style:style>
    <style:style style:name="P4" style:parent-style-name="Normál" style:family="paragraph">
      <style:paragraph-properties fo:border="0.0104in solid #000000" fo:padding="0.0138in" style:shadow="none"/>
    </style:style>
    <style:style style:name="P5" style:parent-style-name="Normál" style:family="paragraph">
      <style:paragraph-properties fo:border="0.0104in solid #000000" fo:padding="0.0138in" style:shadow="none"/>
    </style:style>
    <style:style style:name="F6" style:parent-style-name="a0" style:family="graphic">
      <style:graphic-properties style:wrap="parallel" draw:stroke="none" draw:fill="none" fo:border="none" fo:padding="0in" style:shadow="none" fo:margin-left="0.0986in" fo:margin-right="0.0986in" style:vertical-rel="paragraph" style:horizontal-rel="page" style:horizontal-pos="from-left" style:vertical-pos="from-top" style:writing-mode="lr-tb"/>
    </style:style>
  </office:automatic-styles>
  <office:body>
    <office:text text:use-soft-page-breaks="true">
      <text:p text:style-name="P2"><draw:frame draw:style-name="F3" text:anchor-type="paragraph" svg:x="0.4541in" svg:y="0.0479in" draw:z-index="0"><draw:text-box fo:min-height="0in" fo:min-width="0in"><text:p text:style-name="P1"/><text:p text:style-name="P4"/></draw:text-box></draw:frame><draw:frame draw:style-name="F6" text:anchor-type="paragraph" svg:x="0.777in" svg:y="1.1833in" draw:z-index="0"><draw:text-box fo:min-height="0in" fo:min-width="0in"><text:p text:style-name="P5"/></draw:text-box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a0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zűcs Attila 3</meta:initial-creator>
    <dc:creator>Szűcs Attila 3</dc:creator>
    <meta:creation-date>2020-07-06T07:06:00Z</meta:creation-date>
    <dc:date>2020-07-06T07:07:00Z</dc:date>
    <meta:template xlink:href="Normal.dotm" xlink:type="simple"/>
    <meta:editing-cycles>2</meta:editing-cycles>
    <meta:editing-duration>PT60S</meta:editing-duration>
    <meta:document-statistic meta:page-count="1" meta:paragraph-count="1" meta:word-count="0" meta:character-count="3" meta:row-count="1" meta:non-whitespace-character-count="3"/>
  </office:meta>
</office:document-meta>
</file>